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80000005CB3919D1F1953B5E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1.8583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3.8681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2in" fo:break-before="auto" style:use-optimal-row-height="true"/>
    </style:style>
    <style:style style:name="ro5" style:family="table-row">
      <style:table-row-properties style:row-height="0.4in" fo:break-before="auto" style:use-optimal-row-height="false"/>
    </style:style>
    <style:style style:name="ro6" style:family="table-row">
      <style:table-row-properties style:row-height="0.17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askerville Old Face" fo:font-size="16pt" fo:font-style="normal" fo:text-shadow="none" style:text-underline-style="none" fo:font-weight="bold" style:font-size-asian="16pt" style:font-style-asian="normal" style:font-weight-asian="bold" style:font-name-complex="Baskerville Old Face" style:font-size-complex="16pt" style:font-style-complex="normal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askerville Old Face" fo:font-size="12pt" fo:font-style="italic" fo:text-shadow="none" style:text-underline-style="none" fo:font-weight="normal" style:font-size-asian="12pt" style:font-style-asian="italic" style:font-weight-asian="normal" style:font-name-complex="Baskerville Old Face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" style:family="table-cell" style:parent-style-name="Default" style:data-style-name="N1012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askerville Old Face" fo:font-size="16pt" fo:font-style="normal" fo:text-shadow="none" style:text-underline-style="none" fo:font-weight="bold" style:font-size-asian="16pt" style:font-style-asian="normal" style:font-weight-asian="bold" style:font-name-complex="Baskerville Old Face" style:font-size-complex="16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askerville Old Face" fo:font-size="16pt" fo:font-style="normal" fo:text-shadow="none" style:text-underline-style="none" fo:font-weight="bold" style:font-size-asian="16pt" style:font-style-asian="normal" style:font-weight-asian="bold" style:font-name-complex="Baskerville Old Face" style:font-size-complex="16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Picture 2" draw:style-name="gr1" draw:text-style-name="P1" svg:width="5.0409in" svg:height="0.4591in" svg:x="1.7079in" svg:y="0.0665in">
            <draw:image xlink:href="Pictures/10000000000003180000005CB3919D1F1953B5E3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/>
          <table:table-cell/>
          <table:table-cell table:style-name="ce8" table:number-columns-spanned="6" table:number-rows-spanned="3"/>
          <table:covered-table-cell table:number-columns-repeated="5" table:style-name="ce9"/>
          <table:table-cell/>
          <table:table-cell table:style-name="ce15" table:number-columns-repeated="4"/>
          <table:table-cell table:number-columns-repeated="1011"/>
        </table:table-row>
        <table:table-row table:style-name="ro1">
          <table:table-cell table:style-name="ce1"/>
          <table:table-cell/>
          <table:covered-table-cell table:number-columns-repeated="6" table:style-name="ce9"/>
          <table:table-cell/>
          <table:table-cell table:style-name="ce15" table:number-columns-repeated="4"/>
          <table:table-cell table:number-columns-repeated="1011"/>
        </table:table-row>
        <table:table-row table:style-name="ro1">
          <table:table-cell table:style-name="ce1"/>
          <table:table-cell/>
          <table:covered-table-cell table:number-columns-repeated="6" table:style-name="ce9"/>
          <table:table-cell/>
          <table:table-cell table:style-name="ce15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8" table:number-rows-spanned="2">
            <text:p>WGUPS Package File</text:p>
          </table:table-cell>
          <table:covered-table-cell table:number-columns-repeated="7" table:style-name="ce1"/>
          <table:table-cell table:style-name="ce14"/>
          <table:table-cell table:number-columns-repeated="1015"/>
        </table:table-row>
        <table:table-row table:style-name="ro1">
          <table:covered-table-cell table:number-columns-repeated="8" table:style-name="ce1"/>
          <table:table-cell table:style-name="ce1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NHP1 : WGUPS Routing Program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calcext:value-type="string">
            <text:p>Package</text:p>
            <text:p>ID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City 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Zip</text:p>
          </table:table-cell>
          <table:table-cell table:style-name="ce11" office:value-type="string" calcext:value-type="string">
            <text:p>Delivery</text:p>
            <text:p>Deadline</text:p>
          </table:table-cell>
          <table:table-cell table:style-name="ce4" office:value-type="string" calcext:value-type="string">
            <text:p>Mass</text:p>
            <text:p>KILO</text:p>
          </table:table-cell>
          <table:table-cell table:style-name="ce10" office:value-type="string" calcext:value-type="string">
            <text:p>page 1 of 1PageSpecial Notes</text:p>
          </table:table-cell>
          <table:table-cell table:style-name="ce9" table:number-columns-repeated="1016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95 W Oakland Ave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5" calcext:value-type="float">
            <text:p>84115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21" calcext:value-type="float">
            <text:p>21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2530 S 500 E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6" calcext:value-type="float">
            <text:p>84106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44" calcext:value-type="float">
            <text:p>44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233 Canyon Rd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3" calcext:value-type="float">
            <text:p>84103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Can only be on truck 2</text:p>
          </table:table-cell>
          <table:table-cell table:number-columns-repeated="1016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380 W 2880 S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5" calcext:value-type="float">
            <text:p>84115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4" calcext:value-type="float">
            <text:p>4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410 S State 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1" calcext:value-type="float">
            <text:p>84111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3060 Lester St</text:p>
          </table:table-cell>
          <table:table-cell table:style-name="ce7" office:value-type="string" calcext:value-type="string">
            <text:p>West Valley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9" calcext:value-type="float">
            <text:p>84119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88" calcext:value-type="float">
            <text:p>88</text:p>
          </table:table-cell>
          <table:table-cell table:style-name="ce13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1330 2100 S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6" calcext:value-type="float">
            <text:p>84106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8" calcext:value-type="float">
            <text:p>8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300 State 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3" calcext:value-type="float">
            <text:p>84103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9" calcext:value-type="float">
            <text:p>9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300 State 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3" calcext:value-type="float">
            <text:p>84103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Wrong address listed</text:p>
          </table:table-cell>
          <table:table-cell table:number-columns-repeated="1016"/>
        </table:table-row>
        <table:table-row table:style-name="ro6"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600 E 900 South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5" calcext:value-type="float">
            <text:p>84105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1" calcext:value-type="float">
            <text:p>1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2600 Taylorsville Blvd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8" calcext:value-type="float">
            <text:p>84118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1" calcext:value-type="float">
            <text:p>1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3575 W Valley Central Station bus Loop</text:p>
          </table:table-cell>
          <table:table-cell table:style-name="ce7" office:value-type="string" calcext:value-type="string">
            <text:p>West Valley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9" calcext:value-type="float">
            <text:p>84119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1" calcext:value-type="float">
            <text:p>1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2010 W 500 S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4" calcext:value-type="float">
            <text:p>84104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4300 S 1300 E</text:p>
          </table:table-cell>
          <table:table-cell table:style-name="ce7" office:value-type="string" calcext:value-type="string">
            <text:p>Millcreek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7" calcext:value-type="float">
            <text:p>84117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88" calcext:value-type="float">
            <text:p>88</text:p>
          </table:table-cell>
          <table:table-cell table:style-name="ce13" office:value-type="string" calcext:value-type="string">
            <text:p>Must be delivered with 15, 19</text:p>
          </table:table-cell>
          <table:table-cell table:number-columns-repeated="1016"/>
        </table:table-row>
        <table:table-row table:style-name="ro6"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4580 S 2300 E</text:p>
          </table:table-cell>
          <table:table-cell table:style-name="ce7" office:value-type="string" calcext:value-type="string">
            <text:p>Hollada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7" calcext:value-type="float">
            <text:p>84117</text:p>
          </table:table-cell>
          <table:table-cell table:style-name="ce12" office:value-type="time" office:time-value="PT09H00M00S" calcext:value-type="time">
            <text:p>9:00 AM</text:p>
          </table:table-cell>
          <table:table-cell table:style-name="ce5" office:value-type="float" office:value="4" calcext:value-type="float">
            <text:p>4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4580 S 2300 E</text:p>
          </table:table-cell>
          <table:table-cell table:style-name="ce7" office:value-type="string" calcext:value-type="string">
            <text:p>Hollada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7" calcext:value-type="float">
            <text:p>84117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88" calcext:value-type="float">
            <text:p>88</text:p>
          </table:table-cell>
          <table:table-cell table:style-name="ce13" office:value-type="string" calcext:value-type="string">
            <text:p>Must be delivered with 13, 19</text:p>
          </table:table-cell>
          <table:table-cell table:number-columns-repeated="1016"/>
        </table:table-row>
        <table:table-row table:style-name="ro6"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3148 S 1100 W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9" calcext:value-type="float">
            <text:p>84119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1488 4800 S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23" calcext:value-type="float">
            <text:p>84123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Can only be on truck 2</text:p>
          </table:table-cell>
          <table:table-cell table:number-columns-repeated="1016"/>
        </table:table-row>
        <table:table-row table:style-name="ro6"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177 W Price Ave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5" calcext:value-type="float">
            <text:p>84115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37" calcext:value-type="float">
            <text:p>37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3595 Main 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5" calcext:value-type="float">
            <text:p>84115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37" calcext:value-type="float">
            <text:p>37</text:p>
          </table:table-cell>
          <table:table-cell table:style-name="ce13" office:value-type="string" calcext:value-type="string">
            <text:p>Must be delivered with 13, 15</text:p>
          </table:table-cell>
          <table:table-cell table:number-columns-repeated="1016"/>
        </table:table-row>
        <table:table-row table:style-name="ro6"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3595 Main 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5" calcext:value-type="float">
            <text:p>84115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3" calcext:value-type="float">
            <text:p>3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6351 South 900 East</text:p>
          </table:table-cell>
          <table:table-cell table:style-name="ce7" office:value-type="string" calcext:value-type="string">
            <text:p>Murra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21" calcext:value-type="float">
            <text:p>84121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5100 South 2700 We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8" calcext:value-type="float">
            <text:p>84118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5025 State St</text:p>
          </table:table-cell>
          <table:table-cell table:style-name="ce7" office:value-type="string" calcext:value-type="string">
            <text:p>Murra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7" calcext:value-type="float">
            <text:p>84107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7" calcext:value-type="float">
            <text:p>7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5383 South 900 East #104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7" calcext:value-type="float">
            <text:p>84117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6"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5383 South 900 East #104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7" calcext:value-type="float">
            <text:p>84117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25" calcext:value-type="float">
            <text:p>25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1060 Dalton Ave S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4" calcext:value-type="float">
            <text:p>84104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2835 Main 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5" calcext:value-type="float">
            <text:p>84115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6"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1330 2100 S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6" calcext:value-type="float">
            <text:p>84106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300 State 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3" calcext:value-type="float">
            <text:p>84103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1" calcext:value-type="float">
            <text:p>1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3365 S 900 W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9" calcext:value-type="float">
            <text:p>84119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1" calcext:value-type="float">
            <text:p>1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3365 S 900 W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9" calcext:value-type="float">
            <text:p>84119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6">
          <table:table-cell table:style-name="ce5" office:value-type="float" office:value="33" calcext:value-type="float">
            <text:p>33</text:p>
          </table:table-cell>
          <table:table-cell table:style-name="ce7" office:value-type="string" calcext:value-type="string">
            <text:p>2530 S 500 E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6" calcext:value-type="float">
            <text:p>84106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1" calcext:value-type="float">
            <text:p>1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34" calcext:value-type="float">
            <text:p>34</text:p>
          </table:table-cell>
          <table:table-cell table:style-name="ce7" office:value-type="string" calcext:value-type="string">
            <text:p>4580 S 2300 E</text:p>
          </table:table-cell>
          <table:table-cell table:style-name="ce7" office:value-type="string" calcext:value-type="string">
            <text:p>Hollada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7" calcext:value-type="float">
            <text:p>84117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1060 Dalton Ave S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4" calcext:value-type="float">
            <text:p>84104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88" calcext:value-type="float">
            <text:p>88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36" calcext:value-type="float">
            <text:p>36</text:p>
          </table:table-cell>
          <table:table-cell table:style-name="ce7" office:value-type="string" calcext:value-type="string">
            <text:p>2300 Parkway Blvd</text:p>
          </table:table-cell>
          <table:table-cell table:style-name="ce7" office:value-type="string" calcext:value-type="string">
            <text:p>West Valley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9" calcext:value-type="float">
            <text:p>84119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88" calcext:value-type="float">
            <text:p>88</text:p>
          </table:table-cell>
          <table:table-cell table:style-name="ce13" office:value-type="string" calcext:value-type="string">
            <text:p>Can only be on truck 2</text:p>
          </table:table-cell>
          <table:table-cell table:number-columns-repeated="1016"/>
        </table:table-row>
        <table:table-row table:style-name="ro6">
          <table:table-cell table:style-name="ce5" office:value-type="float" office:value="37" calcext:value-type="float">
            <text:p>37</text:p>
          </table:table-cell>
          <table:table-cell table:style-name="ce7" office:value-type="string" calcext:value-type="string">
            <text:p>410 S State 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1" calcext:value-type="float">
            <text:p>84111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410 S State St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1" calcext:value-type="float">
            <text:p>84111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Can only be on truck 2</text:p>
          </table:table-cell>
          <table:table-cell table:number-columns-repeated="1016"/>
        </table:table-row>
        <table:table-row table:style-name="ro6">
          <table:table-cell table:style-name="ce5" office:value-type="float" office:value="39" calcext:value-type="float">
            <text:p>39</text:p>
          </table:table-cell>
          <table:table-cell table:style-name="ce7" office:value-type="string" calcext:value-type="string">
            <text:p>2010 W 500 S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04" calcext:value-type="float">
            <text:p>84104</text:p>
          </table:table-cell>
          <table:table-cell table:style-name="ce12" office:value-type="string" calcext:value-type="string">
            <text:p>EOD</text:p>
          </table:table-cell>
          <table:table-cell table:style-name="ce5" office:value-type="float" office:value="9" calcext:value-type="float">
            <text:p>9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380 W 2880 S</text:p>
          </table:table-cell>
          <table:table-cell table:style-name="ce7" office:value-type="string" calcext:value-type="string">
            <text:p>Salt Lake City</text:p>
          </table:table-cell>
          <table:table-cell table:style-name="ce5" office:value-type="string" calcext:value-type="string">
            <text:p>UT</text:p>
          </table:table-cell>
          <table:table-cell table:style-name="ce5" office:value-type="float" office:value="84115" calcext:value-type="float">
            <text:p>84115</text:p>
          </table:table-cell>
          <table:table-cell table:style-name="ce12" office:value-type="time" office:time-value="PT10H30M00S" calcext:value-type="time">
            <text:p>10:30 AM</text:p>
          </table:table-cell>
          <table:table-cell table:style-name="ce5" office:value-type="float" office:value="45" calcext:value-type="float">
            <text:p>45</text:p>
          </table:table-cell>
          <table:table-cell table:style-name="ce13"/>
          <table:table-cell table:number-columns-repeated="1016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0121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y Coleman</meta:initial-creator>
    <dc:creator>Bryan Johnson</dc:creator>
    <meta:print-date>2018-04-18T15:44:52</meta:print-date>
    <meta:creation-date>2017-01-31T17:09:07</meta:creation-date>
    <dc:date>2018-04-19T06:25:08</dc:date>
    <meta:generator>LibreOffice/6.4.6.2$Linux_X86_64 LibreOffice_project/40$Build-2</meta:generator>
    <meta:document-statistic meta:table-count="1" meta:cell-count="302" meta:object-count="1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  <meta:user-defined meta:name="DocSecurity" meta:value-type="float">0</meta:user-defined>
    <meta:user-defined meta:name="DocumentSetDescription" meta:value-type="string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